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StreamException.XMLStreamException( String msg ,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Exception.XMLStream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XMLStreamException( String msg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StreamException.XMLStream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getNes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XMLStreamException( String msg , Location location ,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StreamExcep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StreamException.XMLStreamException(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